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34cm" fo:min-width="0.5cm"/>
    </style:style>
    <style:style style:name="gr2" style:family="graphic" style:parent-style-name="standard">
      <style:graphic-properties draw:stroke="none" svg:stroke-color="#000000" draw:fill="none" draw:fill-color="#ffffff" draw:auto-grow-height="false" draw:fit-to-size="false" style:shrink-to-fit="false" fo:min-height="1.5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draw:marker-start-width="0.25cm" draw:marker-end-width="0.2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>
            <draw:custom-shape draw:style-name="gr1" draw:text-style-name="P1" draw:layer="layout" svg:width="2cm" svg:height="1.75cm" draw:transform="rotate (-1.5707963267949) translate (9.795cm 5.7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" draw:text-style-name="P2" draw:layer="layout" svg:width="0.75cm" svg:height="1.75cm" svg:x="8cm" svg:y="5.911cm">
              <draw:text-box>
                <text:p>+</text:p>
                <text:p>-</text:p>
              </draw:text-box>
            </draw:frame>
          </draw:g>
          <draw:line draw:style-name="gr3" draw:text-style-name="P3" draw:layer="layout" svg:x1="8cm" svg:y1="6.2cm" svg:x2="6.5cm" svg:y2="6.2cm">
            <text:p/>
          </draw:line>
          <draw:line draw:style-name="gr3" draw:text-style-name="P3" draw:layer="layout" svg:x1="8cm" svg:y1="7.2cm" svg:x2="6.5cm" svg:y2="7.2cm">
            <text:p/>
          </draw:line>
          <draw:line draw:style-name="gr3" draw:text-style-name="P3" draw:layer="layout" svg:x1="9.75cm" svg:y1="6.7cm" svg:x2="11cm" svg:y2="6.7cm">
            <text:p/>
          </draw:line>
        </draw:g>
        <draw:g>
          <draw:g>
            <draw:custom-shape draw:style-name="gr1" draw:text-style-name="P1" draw:layer="layout" svg:width="2cm" svg:height="1.75cm" draw:transform="rotate (-1.5707963267949) translate (9.795cm 10.9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" draw:text-style-name="P2" draw:layer="layout" svg:width="0.75cm" svg:height="1.75cm" svg:x="8cm" svg:y="11.161cm">
              <draw:text-box>
                <text:p>+</text:p>
                <text:p>-</text:p>
              </draw:text-box>
            </draw:frame>
          </draw:g>
          <draw:line draw:style-name="gr3" draw:text-style-name="P3" draw:layer="layout" svg:x1="8cm" svg:y1="11.45cm" svg:x2="6.5cm" svg:y2="11.45cm">
            <text:p/>
          </draw:line>
          <draw:line draw:style-name="gr3" draw:text-style-name="P3" draw:layer="layout" svg:x1="8cm" svg:y1="12.45cm" svg:x2="6.5cm" svg:y2="12.45cm">
            <text:p/>
          </draw:line>
          <draw:line draw:style-name="gr3" draw:text-style-name="P3" draw:layer="layout" svg:x1="9.75cm" svg:y1="11.95cm" svg:x2="11cm" svg:y2="11.95cm">
            <text:p/>
          </draw:line>
        </draw:g>
        <draw:g>
          <draw:line draw:style-name="gr3" draw:text-style-name="P3" draw:layer="layout" svg:x1="6.55cm" svg:y1="8.765cm" svg:x2="6.985cm" svg:y2="8.765cm">
            <text:p/>
          </draw:line>
          <draw:line draw:style-name="gr3" draw:text-style-name="P3" draw:layer="layout" svg:x1="8.507cm" svg:y1="8.765cm" svg:x2="9.05cm" svg:y2="8.765cm">
            <text:p/>
          </draw:line>
          <draw:line draw:style-name="gr3" draw:text-style-name="P3" draw:layer="layout" svg:x1="8.507cm" svg:y1="8.765cm" svg:x2="8.398cm" svg:y2="8.55cm">
            <text:p/>
          </draw:line>
          <draw:line draw:style-name="gr3" draw:text-style-name="P3" draw:layer="layout" svg:x1="6.985cm" svg:y1="8.765cm" svg:x2="7.094cm" svg:y2="8.55cm">
            <text:p/>
          </draw:line>
          <draw:line draw:style-name="gr3" draw:text-style-name="P3" draw:layer="layout" svg:x1="7.31cm" svg:y1="8.98cm" svg:x2="7.093cm" svg:y2="8.55cm">
            <text:p/>
          </draw:line>
          <draw:line draw:style-name="gr3" draw:text-style-name="P3" draw:layer="layout" svg:x1="7.311cm" svg:y1="8.98cm" svg:x2="7.528cm" svg:y2="8.55cm">
            <text:p/>
          </draw:line>
          <draw:line draw:style-name="gr3" draw:text-style-name="P3" draw:layer="layout" svg:x1="7.745cm" svg:y1="8.98cm" svg:x2="7.528cm" svg:y2="8.55cm">
            <text:p/>
          </draw:line>
          <draw:line draw:style-name="gr3" draw:text-style-name="P3" draw:layer="layout" svg:x1="7.746cm" svg:y1="8.98cm" svg:x2="7.963cm" svg:y2="8.55cm">
            <text:p/>
          </draw:line>
          <draw:line draw:style-name="gr3" draw:text-style-name="P3" draw:layer="layout" svg:x1="8.18cm" svg:y1="8.98cm" svg:x2="7.963cm" svg:y2="8.55cm">
            <text:p/>
          </draw:line>
          <draw:line draw:style-name="gr3" draw:text-style-name="P3" draw:layer="layout" svg:x1="8.18cm" svg:y1="8.98cm" svg:x2="8.397cm" svg:y2="8.55cm">
            <text:p/>
          </draw:line>
        </draw:g>
        <draw:g>
          <draw:line draw:style-name="gr3" draw:text-style-name="P3" draw:layer="layout" svg:x1="18cm" svg:y1="6.5cm" svg:x2="18cm" svg:y2="5.978cm">
            <text:p/>
          </draw:line>
          <draw:line draw:style-name="gr3" draw:text-style-name="P3" draw:layer="layout" svg:x1="18cm" svg:y1="4.152cm" svg:x2="18cm" svg:y2="3.5cm">
            <text:p/>
          </draw:line>
          <draw:line draw:style-name="gr3" draw:text-style-name="P3" draw:layer="layout" svg:x1="18cm" svg:y1="4.152cm" svg:x2="17.74cm" svg:y2="4.282cm">
            <text:p/>
          </draw:line>
          <draw:line draw:style-name="gr3" draw:text-style-name="P3" draw:layer="layout" svg:x1="18cm" svg:y1="5.978cm" svg:x2="17.74cm" svg:y2="5.848cm">
            <text:p/>
          </draw:line>
          <draw:line draw:style-name="gr3" draw:text-style-name="P3" draw:layer="layout" svg:x1="18.26cm" svg:y1="5.587cm" svg:x2="17.74cm" svg:y2="5.848cm">
            <text:p/>
          </draw:line>
          <draw:line draw:style-name="gr3" draw:text-style-name="P3" draw:layer="layout" svg:x1="18.26cm" svg:y1="5.587cm" svg:x2="17.74cm" svg:y2="5.326cm">
            <text:p/>
          </draw:line>
          <draw:line draw:style-name="gr3" draw:text-style-name="P3" draw:layer="layout" svg:x1="18.26cm" svg:y1="5.065cm" svg:x2="17.74cm" svg:y2="5.326cm">
            <text:p/>
          </draw:line>
          <draw:line draw:style-name="gr3" draw:text-style-name="P3" draw:layer="layout" svg:x1="18.26cm" svg:y1="5.065cm" svg:x2="17.74cm" svg:y2="4.804cm">
            <text:p/>
          </draw:line>
          <draw:line draw:style-name="gr3" draw:text-style-name="P3" draw:layer="layout" svg:x1="18.26cm" svg:y1="4.543cm" svg:x2="17.74cm" svg:y2="4.804cm">
            <text:p/>
          </draw:line>
          <draw:line draw:style-name="gr3" draw:text-style-name="P3" draw:layer="layout" svg:x1="18.26cm" svg:y1="4.544cm" svg:x2="17.74cm" svg:y2="4.283cm">
            <text:p/>
          </draw:line>
        </draw:g>
        <draw:g>
          <draw:line draw:style-name="gr3" draw:text-style-name="P3" draw:layer="layout" svg:x1="18cm" svg:y1="9.5cm" svg:x2="18cm" svg:y2="8.978cm">
            <text:p/>
          </draw:line>
          <draw:line draw:style-name="gr3" draw:text-style-name="P3" draw:layer="layout" svg:x1="18cm" svg:y1="7.152cm" svg:x2="18cm" svg:y2="6.5cm">
            <text:p/>
          </draw:line>
          <draw:line draw:style-name="gr3" draw:text-style-name="P3" draw:layer="layout" svg:x1="18cm" svg:y1="7.152cm" svg:x2="17.74cm" svg:y2="7.282cm">
            <text:p/>
          </draw:line>
          <draw:line draw:style-name="gr3" draw:text-style-name="P3" draw:layer="layout" svg:x1="18cm" svg:y1="8.978cm" svg:x2="17.74cm" svg:y2="8.848cm">
            <text:p/>
          </draw:line>
          <draw:line draw:style-name="gr3" draw:text-style-name="P3" draw:layer="layout" svg:x1="18.26cm" svg:y1="8.587cm" svg:x2="17.74cm" svg:y2="8.848cm">
            <text:p/>
          </draw:line>
          <draw:line draw:style-name="gr3" draw:text-style-name="P3" draw:layer="layout" svg:x1="18.26cm" svg:y1="8.587cm" svg:x2="17.74cm" svg:y2="8.326cm">
            <text:p/>
          </draw:line>
          <draw:line draw:style-name="gr3" draw:text-style-name="P3" draw:layer="layout" svg:x1="18.26cm" svg:y1="8.065cm" svg:x2="17.74cm" svg:y2="8.326cm">
            <text:p/>
          </draw:line>
          <draw:line draw:style-name="gr3" draw:text-style-name="P3" draw:layer="layout" svg:x1="18.26cm" svg:y1="8.065cm" svg:x2="17.74cm" svg:y2="7.804cm">
            <text:p/>
          </draw:line>
          <draw:line draw:style-name="gr3" draw:text-style-name="P3" draw:layer="layout" svg:x1="18.26cm" svg:y1="7.543cm" svg:x2="17.74cm" svg:y2="7.804cm">
            <text:p/>
          </draw:line>
          <draw:line draw:style-name="gr3" draw:text-style-name="P3" draw:layer="layout" svg:x1="18.26cm" svg:y1="7.544cm" svg:x2="17.74cm" svg:y2="7.283cm">
            <text:p/>
          </draw:line>
        </draw:g>
        <draw:g>
          <draw:line draw:style-name="gr4" draw:text-style-name="P3" draw:layer="layout" svg:x1="18cm" svg:y1="9.51cm" svg:x2="18cm" svg:y2="10.01cm">
            <text:p/>
          </draw:line>
          <draw:line draw:style-name="gr4" draw:text-style-name="P3" draw:layer="layout" svg:x1="17.5cm" svg:y1="10.01cm" svg:x2="18.5cm" svg:y2="10.01cm">
            <text:p/>
          </draw:line>
          <draw:line draw:style-name="gr4" draw:text-style-name="P3" draw:layer="layout" svg:x1="17.75cm" svg:y1="10.26cm" svg:x2="18.25cm" svg:y2="10.26cm">
            <text:p/>
          </draw:line>
          <draw:line draw:style-name="gr4" draw:text-style-name="P3" draw:layer="layout" svg:x1="17.95cm" svg:y1="10.511cm" svg:x2="18.05cm" svg:y2="10.51cm">
            <text:p/>
          </draw:line>
        </draw:g>
        <draw:g>
          <draw:custom-shape draw:style-name="gr5" draw:text-style-name="P3" draw:layer="layout" svg:width="0.25cm" svg:height="0.25cm" svg:x="17.88cm" svg:y="2.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3" draw:layer="layout" svg:x1="18cm" svg:y1="3cm" svg:x2="18cm" svg:y2="3.5cm">
            <text:p/>
          </draw:line>
        </draw:g>
        <draw:line draw:style-name="gr3" draw:text-style-name="P3" draw:layer="layout" svg:x1="18cm" svg:y1="6.5cm" svg:x2="16.75cm" svg:y2="6.5cm">
          <text:p/>
        </draw:line>
        <draw:frame draw:style-name="gr6" draw:text-style-name="P2" draw:layer="layout" svg:width="2cm" svg:height="1cm" svg:x="17cm" svg:y="1.75cm">
          <draw:text-box>
            <text:p>12V</text:p>
          </draw:text-box>
        </draw:frame>
        <draw:frame draw:style-name="gr7" draw:text-style-name="P2" draw:layer="layout" svg:width="1.75cm" svg:height="1.673cm" svg:x="18.15cm" svg:y="4.55cm">
          <draw:text-box>
            <text:p>10K</text:p>
          </draw:text-box>
        </draw:frame>
        <draw:frame draw:style-name="gr7" draw:text-style-name="P2" draw:layer="layout" svg:width="1.75cm" svg:height="1.673cm" svg:x="18.15cm" svg:y="7.751cm">
          <draw:text-box>
            <text:p>1K5</text:p>
          </draw:text-box>
        </draw:frame>
        <draw:frame draw:style-name="gr7" draw:text-style-name="P2" draw:layer="layout" svg:width="1.75cm" svg:height="1.673cm" svg:x="15.75cm" svg:y="5.751cm">
          <draw:text-box>
            <text:p>V1</text:p>
          </draw:text-box>
        </draw:frame>
        <draw:g>
          <draw:line draw:style-name="gr3" draw:text-style-name="P3" draw:layer="layout" svg:x1="4cm" svg:y1="14.042cm" svg:x2="4.435cm" svg:y2="14.042cm">
            <text:p/>
          </draw:line>
          <draw:line draw:style-name="gr3" draw:text-style-name="P3" draw:layer="layout" svg:x1="5.957cm" svg:y1="14.042cm" svg:x2="6.5cm" svg:y2="14.042cm">
            <text:p/>
          </draw:line>
          <draw:line draw:style-name="gr3" draw:text-style-name="P3" draw:layer="layout" svg:x1="5.957cm" svg:y1="14.042cm" svg:x2="5.848cm" svg:y2="13.827cm">
            <text:p/>
          </draw:line>
          <draw:line draw:style-name="gr3" draw:text-style-name="P3" draw:layer="layout" svg:x1="4.435cm" svg:y1="14.042cm" svg:x2="4.544cm" svg:y2="13.827cm">
            <text:p/>
          </draw:line>
          <draw:line draw:style-name="gr3" draw:text-style-name="P3" draw:layer="layout" svg:x1="4.76cm" svg:y1="14.257cm" svg:x2="4.543cm" svg:y2="13.827cm">
            <text:p/>
          </draw:line>
          <draw:line draw:style-name="gr3" draw:text-style-name="P3" draw:layer="layout" svg:x1="4.761cm" svg:y1="14.257cm" svg:x2="4.978cm" svg:y2="13.827cm">
            <text:p/>
          </draw:line>
          <draw:line draw:style-name="gr3" draw:text-style-name="P3" draw:layer="layout" svg:x1="5.195cm" svg:y1="14.257cm" svg:x2="4.978cm" svg:y2="13.827cm">
            <text:p/>
          </draw:line>
          <draw:line draw:style-name="gr3" draw:text-style-name="P3" draw:layer="layout" svg:x1="5.196cm" svg:y1="14.257cm" svg:x2="5.413cm" svg:y2="13.827cm">
            <text:p/>
          </draw:line>
          <draw:line draw:style-name="gr3" draw:text-style-name="P3" draw:layer="layout" svg:x1="5.63cm" svg:y1="14.257cm" svg:x2="5.413cm" svg:y2="13.827cm">
            <text:p/>
          </draw:line>
          <draw:line draw:style-name="gr3" draw:text-style-name="P3" draw:layer="layout" svg:x1="5.63cm" svg:y1="14.257cm" svg:x2="5.847cm" svg:y2="13.827cm">
            <text:p/>
          </draw:line>
        </draw:g>
        <draw:line draw:style-name="gr3" draw:text-style-name="P3" draw:layer="layout" svg:x1="6.5cm" svg:y1="7.25cm" svg:x2="6.5cm" svg:y2="8.75cm">
          <text:p/>
        </draw:line>
        <draw:line draw:style-name="gr3" draw:text-style-name="P3" draw:layer="layout" svg:x1="9cm" svg:y1="8.75cm" svg:x2="11cm" svg:y2="8.75cm">
          <text:p/>
        </draw:line>
        <draw:line draw:style-name="gr3" draw:text-style-name="P3" draw:layer="layout" svg:x1="11cm" svg:y1="8.75cm" svg:x2="11cm" svg:y2="6.75cm">
          <text:p/>
        </draw:line>
        <draw:frame draw:style-name="gr7" draw:text-style-name="P2" draw:layer="layout" svg:width="1.75cm" svg:height="1.673cm" svg:x="6cm" svg:y="4.527cm">
          <draw:text-box>
            <text:p>V1</text:p>
          </draw:text-box>
        </draw:frame>
        <draw:frame draw:style-name="gr7" draw:text-style-name="P2" draw:layer="layout" svg:width="1.75cm" svg:height="1.673cm" svg:x="4.25cm" svg:y="13.077cm">
          <draw:text-box>
            <text:p>10K</text:p>
          </draw:text-box>
        </draw:frame>
        <draw:frame draw:style-name="gr7" draw:text-style-name="P2" draw:layer="layout" svg:width="1.75cm" svg:height="1.673cm" svg:x="7.25cm" svg:y="7.827cm">
          <draw:text-box>
            <text:p>18K</text:p>
          </draw:text-box>
        </draw:frame>
        <draw:line draw:style-name="gr3" draw:text-style-name="P3" draw:layer="layout" svg:x1="4cm" svg:y1="7.25cm" svg:x2="2.75cm" svg:y2="7.25cm">
          <text:p/>
        </draw:line>
        <draw:frame draw:style-name="gr8" draw:text-style-name="P5" draw:layer="layout" svg:width="2.75cm" svg:height="0.75cm" svg:x="1.5cm" svg:y="6.5cm">
          <draw:text-box>
            <text:p text:style-name="P4">PWM1</text:p>
          </draw:text-box>
        </draw:frame>
        <draw:line draw:style-name="gr3" draw:text-style-name="P3" draw:layer="layout" svg:x1="6.5cm" svg:y1="12.5cm" svg:x2="6.5cm" svg:y2="14cm">
          <text:p/>
        </draw:line>
        <draw:line draw:style-name="gr3" draw:text-style-name="P3" draw:layer="layout" svg:x1="9cm" svg:y1="14cm" svg:x2="11cm" svg:y2="14cm">
          <text:p/>
        </draw:line>
        <draw:line draw:style-name="gr3" draw:text-style-name="P3" draw:layer="layout" svg:x1="11cm" svg:y1="14cm" svg:x2="11cm" svg:y2="12cm">
          <text:p/>
        </draw:line>
        <draw:frame draw:style-name="gr7" draw:text-style-name="P2" draw:layer="layout" svg:width="1.75cm" svg:height="1.673cm" svg:x="7.25cm" svg:y="13.077cm">
          <draw:text-box>
            <text:p>18K</text:p>
          </draw:text-box>
        </draw:frame>
        <draw:g>
          <draw:line draw:style-name="gr3" draw:text-style-name="P3" draw:layer="layout" svg:x1="6.5cm" svg:y1="14.035cm" svg:x2="6.935cm" svg:y2="14.035cm">
            <text:p/>
          </draw:line>
          <draw:line draw:style-name="gr3" draw:text-style-name="P3" draw:layer="layout" svg:x1="8.457cm" svg:y1="14.035cm" svg:x2="9cm" svg:y2="14.035cm">
            <text:p/>
          </draw:line>
          <draw:line draw:style-name="gr3" draw:text-style-name="P3" draw:layer="layout" svg:x1="8.457cm" svg:y1="14.035cm" svg:x2="8.348cm" svg:y2="13.82cm">
            <text:p/>
          </draw:line>
          <draw:line draw:style-name="gr3" draw:text-style-name="P3" draw:layer="layout" svg:x1="6.935cm" svg:y1="14.035cm" svg:x2="7.044cm" svg:y2="13.82cm">
            <text:p/>
          </draw:line>
          <draw:line draw:style-name="gr3" draw:text-style-name="P3" draw:layer="layout" svg:x1="7.26cm" svg:y1="14.25cm" svg:x2="7.043cm" svg:y2="13.82cm">
            <text:p/>
          </draw:line>
          <draw:line draw:style-name="gr3" draw:text-style-name="P3" draw:layer="layout" svg:x1="7.261cm" svg:y1="14.25cm" svg:x2="7.478cm" svg:y2="13.82cm">
            <text:p/>
          </draw:line>
          <draw:line draw:style-name="gr3" draw:text-style-name="P3" draw:layer="layout" svg:x1="7.695cm" svg:y1="14.25cm" svg:x2="7.478cm" svg:y2="13.82cm">
            <text:p/>
          </draw:line>
          <draw:line draw:style-name="gr3" draw:text-style-name="P3" draw:layer="layout" svg:x1="7.696cm" svg:y1="14.25cm" svg:x2="7.913cm" svg:y2="13.82cm">
            <text:p/>
          </draw:line>
          <draw:line draw:style-name="gr3" draw:text-style-name="P3" draw:layer="layout" svg:x1="8.13cm" svg:y1="14.25cm" svg:x2="7.913cm" svg:y2="13.82cm">
            <text:p/>
          </draw:line>
          <draw:line draw:style-name="gr3" draw:text-style-name="P3" draw:layer="layout" svg:x1="8.13cm" svg:y1="14.25cm" svg:x2="8.347cm" svg:y2="13.82cm">
            <text:p/>
          </draw:line>
        </draw:g>
        <draw:g>
          <draw:line draw:style-name="gr3" draw:text-style-name="P3" draw:layer="layout" svg:x1="6.55cm" svg:y1="8.765cm" svg:x2="6.985cm" svg:y2="8.765cm">
            <text:p/>
          </draw:line>
          <draw:line draw:style-name="gr3" draw:text-style-name="P3" draw:layer="layout" svg:x1="8.507cm" svg:y1="8.765cm" svg:x2="9.05cm" svg:y2="8.765cm">
            <text:p/>
          </draw:line>
          <draw:line draw:style-name="gr3" draw:text-style-name="P3" draw:layer="layout" svg:x1="8.507cm" svg:y1="8.765cm" svg:x2="8.398cm" svg:y2="8.55cm">
            <text:p/>
          </draw:line>
          <draw:line draw:style-name="gr3" draw:text-style-name="P3" draw:layer="layout" svg:x1="6.985cm" svg:y1="8.765cm" svg:x2="7.094cm" svg:y2="8.55cm">
            <text:p/>
          </draw:line>
          <draw:line draw:style-name="gr3" draw:text-style-name="P3" draw:layer="layout" svg:x1="7.31cm" svg:y1="8.98cm" svg:x2="7.093cm" svg:y2="8.55cm">
            <text:p/>
          </draw:line>
          <draw:line draw:style-name="gr3" draw:text-style-name="P3" draw:layer="layout" svg:x1="7.311cm" svg:y1="8.98cm" svg:x2="7.528cm" svg:y2="8.55cm">
            <text:p/>
          </draw:line>
          <draw:line draw:style-name="gr3" draw:text-style-name="P3" draw:layer="layout" svg:x1="7.745cm" svg:y1="8.98cm" svg:x2="7.528cm" svg:y2="8.55cm">
            <text:p/>
          </draw:line>
          <draw:line draw:style-name="gr3" draw:text-style-name="P3" draw:layer="layout" svg:x1="7.746cm" svg:y1="8.98cm" svg:x2="7.963cm" svg:y2="8.55cm">
            <text:p/>
          </draw:line>
          <draw:line draw:style-name="gr3" draw:text-style-name="P3" draw:layer="layout" svg:x1="8.18cm" svg:y1="8.98cm" svg:x2="7.963cm" svg:y2="8.55cm">
            <text:p/>
          </draw:line>
          <draw:line draw:style-name="gr3" draw:text-style-name="P3" draw:layer="layout" svg:x1="8.18cm" svg:y1="8.98cm" svg:x2="8.397cm" svg:y2="8.55cm">
            <text:p/>
          </draw:line>
        </draw:g>
        <draw:frame draw:style-name="gr7" draw:text-style-name="P2" draw:layer="layout" svg:width="1.75cm" svg:height="1.673cm" svg:x="3.5cm" svg:y="14.75cm">
          <draw:text-box>
            <text:p>V1</text:p>
          </draw:text-box>
        </draw:frame>
        <draw:g>
          <draw:custom-shape draw:style-name="gr5" draw:text-style-name="P3" draw:layer="layout" svg:width="0.25cm" svg:height="0.25cm" svg:x="3.882cm" svg:y="14.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</draw:custom-shape>
          <draw:line draw:style-name="gr4" draw:text-style-name="P3" draw:layer="layout" svg:x1="4.002cm" svg:y1="14.55cm" svg:x2="4.002cm" svg:y2="14.05cm">
            <text:p/>
          </draw:line>
        </draw:g>
        <draw:g>
          <draw:line draw:style-name="gr3" draw:text-style-name="P3" draw:layer="layout" svg:x1="4cm" svg:y1="7.243cm" svg:x2="4.435cm" svg:y2="7.243cm">
            <text:p/>
          </draw:line>
          <draw:line draw:style-name="gr3" draw:text-style-name="P3" draw:layer="layout" svg:x1="5.957cm" svg:y1="7.243cm" svg:x2="6.5cm" svg:y2="7.243cm">
            <text:p/>
          </draw:line>
          <draw:line draw:style-name="gr3" draw:text-style-name="P3" draw:layer="layout" svg:x1="5.957cm" svg:y1="7.243cm" svg:x2="5.848cm" svg:y2="7.028cm">
            <text:p/>
          </draw:line>
          <draw:line draw:style-name="gr3" draw:text-style-name="P3" draw:layer="layout" svg:x1="4.435cm" svg:y1="7.243cm" svg:x2="4.544cm" svg:y2="7.028cm">
            <text:p/>
          </draw:line>
          <draw:line draw:style-name="gr3" draw:text-style-name="P3" draw:layer="layout" svg:x1="4.76cm" svg:y1="7.458cm" svg:x2="4.543cm" svg:y2="7.028cm">
            <text:p/>
          </draw:line>
          <draw:line draw:style-name="gr3" draw:text-style-name="P3" draw:layer="layout" svg:x1="4.761cm" svg:y1="7.458cm" svg:x2="4.978cm" svg:y2="7.028cm">
            <text:p/>
          </draw:line>
          <draw:line draw:style-name="gr3" draw:text-style-name="P3" draw:layer="layout" svg:x1="5.195cm" svg:y1="7.458cm" svg:x2="4.978cm" svg:y2="7.028cm">
            <text:p/>
          </draw:line>
          <draw:line draw:style-name="gr3" draw:text-style-name="P3" draw:layer="layout" svg:x1="5.196cm" svg:y1="7.458cm" svg:x2="5.413cm" svg:y2="7.028cm">
            <text:p/>
          </draw:line>
          <draw:line draw:style-name="gr3" draw:text-style-name="P3" draw:layer="layout" svg:x1="5.63cm" svg:y1="7.458cm" svg:x2="5.413cm" svg:y2="7.028cm">
            <text:p/>
          </draw:line>
          <draw:line draw:style-name="gr3" draw:text-style-name="P3" draw:layer="layout" svg:x1="5.63cm" svg:y1="7.458cm" svg:x2="5.847cm" svg:y2="7.028cm">
            <text:p/>
          </draw:line>
        </draw:g>
        <draw:frame draw:style-name="gr7" draw:text-style-name="P2" draw:layer="layout" svg:width="1.75cm" svg:height="1.673cm" svg:x="4.25cm" svg:y="6.278cm">
          <draw:text-box>
            <text:p>10K</text:p>
          </draw:text-box>
        </draw:frame>
        <draw:frame draw:style-name="gr8" draw:text-style-name="P5" draw:layer="layout" svg:width="2.75cm" svg:height="0.75cm" svg:x="1.5cm" svg:y="10.7cm">
          <draw:text-box>
            <text:p text:style-name="P4">PWM2</text:p>
          </draw:text-box>
        </draw:frame>
        <draw:line draw:style-name="gr3" draw:text-style-name="P3" draw:layer="layout" svg:x1="6.5cm" svg:y1="11.5cm" svg:x2="1.75cm" svg:y2="11.5cm">
          <text:p/>
        </draw:line>
        <draw:g>
          <draw:custom-shape draw:style-name="gr5" draw:text-style-name="P3" draw:layer="layout" svg:width="0.25cm" svg:height="0.25cm" svg:x="6.381cm" svg:y="5.4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3" draw:layer="layout" svg:x1="6.501cm" svg:y1="5.7cm" svg:x2="6.501cm" svg:y2="6.2cm">
            <text:p/>
          </draw:line>
        </draw:g>
        <draw:g>
          <draw:line draw:style-name="gr3" draw:text-style-name="P3" draw:layer="layout" svg:x1="11cm" svg:y1="11.965cm" svg:x2="11.435cm" svg:y2="11.965cm">
            <text:p/>
          </draw:line>
          <draw:line draw:style-name="gr3" draw:text-style-name="P3" draw:layer="layout" svg:x1="12.957cm" svg:y1="11.965cm" svg:x2="13.5cm" svg:y2="11.965cm">
            <text:p/>
          </draw:line>
          <draw:line draw:style-name="gr3" draw:text-style-name="P3" draw:layer="layout" svg:x1="12.957cm" svg:y1="11.965cm" svg:x2="12.848cm" svg:y2="11.75cm">
            <text:p/>
          </draw:line>
          <draw:line draw:style-name="gr3" draw:text-style-name="P3" draw:layer="layout" svg:x1="11.435cm" svg:y1="11.965cm" svg:x2="11.544cm" svg:y2="11.75cm">
            <text:p/>
          </draw:line>
          <draw:line draw:style-name="gr3" draw:text-style-name="P3" draw:layer="layout" svg:x1="11.76cm" svg:y1="12.18cm" svg:x2="11.543cm" svg:y2="11.75cm">
            <text:p/>
          </draw:line>
          <draw:line draw:style-name="gr3" draw:text-style-name="P3" draw:layer="layout" svg:x1="11.761cm" svg:y1="12.18cm" svg:x2="11.978cm" svg:y2="11.75cm">
            <text:p/>
          </draw:line>
          <draw:line draw:style-name="gr3" draw:text-style-name="P3" draw:layer="layout" svg:x1="12.195cm" svg:y1="12.18cm" svg:x2="11.978cm" svg:y2="11.75cm">
            <text:p/>
          </draw:line>
          <draw:line draw:style-name="gr3" draw:text-style-name="P3" draw:layer="layout" svg:x1="12.196cm" svg:y1="12.18cm" svg:x2="12.413cm" svg:y2="11.75cm">
            <text:p/>
          </draw:line>
          <draw:line draw:style-name="gr3" draw:text-style-name="P3" draw:layer="layout" svg:x1="12.63cm" svg:y1="12.18cm" svg:x2="12.413cm" svg:y2="11.75cm">
            <text:p/>
          </draw:line>
          <draw:line draw:style-name="gr3" draw:text-style-name="P3" draw:layer="layout" svg:x1="12.63cm" svg:y1="12.18cm" svg:x2="12.847cm" svg:y2="11.75cm">
            <text:p/>
          </draw:line>
        </draw:g>
        <draw:frame draw:style-name="gr7" draw:text-style-name="P2" draw:layer="layout" svg:width="1.75cm" svg:height="1.673cm" svg:x="11.25cm" svg:y="11cm">
          <draw:text-box>
            <text:p>10K</text:p>
          </draw:text-box>
        </draw:frame>
        <draw:g>
          <draw:line draw:style-name="gr3" draw:text-style-name="P3" draw:layer="layout" svg:x1="11cm" svg:y1="8.792cm" svg:x2="11.435cm" svg:y2="8.792cm">
            <text:p/>
          </draw:line>
          <draw:line draw:style-name="gr3" draw:text-style-name="P3" draw:layer="layout" svg:x1="12.957cm" svg:y1="8.792cm" svg:x2="13.5cm" svg:y2="8.792cm">
            <text:p/>
          </draw:line>
          <draw:line draw:style-name="gr3" draw:text-style-name="P3" draw:layer="layout" svg:x1="12.957cm" svg:y1="8.792cm" svg:x2="12.848cm" svg:y2="8.577cm">
            <text:p/>
          </draw:line>
          <draw:line draw:style-name="gr3" draw:text-style-name="P3" draw:layer="layout" svg:x1="11.435cm" svg:y1="8.792cm" svg:x2="11.544cm" svg:y2="8.577cm">
            <text:p/>
          </draw:line>
          <draw:line draw:style-name="gr3" draw:text-style-name="P3" draw:layer="layout" svg:x1="11.76cm" svg:y1="9.007cm" svg:x2="11.543cm" svg:y2="8.577cm">
            <text:p/>
          </draw:line>
          <draw:line draw:style-name="gr3" draw:text-style-name="P3" draw:layer="layout" svg:x1="11.761cm" svg:y1="9.007cm" svg:x2="11.978cm" svg:y2="8.577cm">
            <text:p/>
          </draw:line>
          <draw:line draw:style-name="gr3" draw:text-style-name="P3" draw:layer="layout" svg:x1="12.195cm" svg:y1="9.007cm" svg:x2="11.978cm" svg:y2="8.577cm">
            <text:p/>
          </draw:line>
          <draw:line draw:style-name="gr3" draw:text-style-name="P3" draw:layer="layout" svg:x1="12.196cm" svg:y1="9.007cm" svg:x2="12.413cm" svg:y2="8.577cm">
            <text:p/>
          </draw:line>
          <draw:line draw:style-name="gr3" draw:text-style-name="P3" draw:layer="layout" svg:x1="12.63cm" svg:y1="9.007cm" svg:x2="12.413cm" svg:y2="8.577cm">
            <text:p/>
          </draw:line>
          <draw:line draw:style-name="gr3" draw:text-style-name="P3" draw:layer="layout" svg:x1="12.63cm" svg:y1="9.007cm" svg:x2="12.847cm" svg:y2="8.577cm">
            <text:p/>
          </draw:line>
        </draw:g>
        <draw:frame draw:style-name="gr7" draw:text-style-name="P2" draw:layer="layout" svg:width="1.75cm" svg:height="1.673cm" svg:x="11.25cm" svg:y="7.827cm">
          <draw:text-box>
            <text:p>10K</text:p>
          </draw:text-box>
        </draw:frame>
        <draw:line draw:style-name="gr3" draw:text-style-name="P3" draw:layer="layout" svg:x1="13.5cm" svg:y1="8.75cm" svg:x2="13.5cm" svg:y2="12cm">
          <text:p/>
        </draw:line>
        <draw:line draw:style-name="gr3" draw:text-style-name="P3" draw:layer="layout" svg:x1="13.5cm" svg:y1="12cm" svg:x2="15.75cm" svg:y2="12cm">
          <text:p/>
        </draw:line>
        <draw:g>
          <draw:custom-shape draw:style-name="gr5" draw:text-style-name="P3" draw:layer="layout" svg:width="0.25cm" svg:height="0.25cm" draw:transform="rotate (1.5707963267949) translate (16.25cm 12.13cm)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line draw:style-name="gr4" draw:text-style-name="P3" draw:layer="layout" svg:x1="16.25cm" svg:y1="12cm" svg:x2="15.75cm" svg:y2="12cm">
            <text:p/>
          </draw:line>
        </draw:g>
        <draw:frame draw:style-name="gr8" draw:text-style-name="P5" draw:layer="layout" svg:width="2.75cm" svg:height="0.75cm" svg:x="16.75cm" svg:y="11.5cm">
          <draw:text-box>
            <text:p text:style-name="P4">OutPu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9T08:42:37.683483469</meta:creation-date>
    <dc:date>2023-08-19T09:19:13.440970366</dc:date>
    <meta:editing-duration>PT36M38S</meta:editing-duration>
    <meta:editing-cycles>5</meta:editing-cycles>
    <meta:generator>LibreOffice/7.4.7.2$Linux_X86_64 LibreOffice_project/40$Build-2</meta:generator>
    <meta:document-statistic meta:object-count="156"/>
  </office:meta>
</office:document-meta>
</file>